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39fc4" officeooo:paragraph-rsid="001c694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61baf" officeooo:paragraph-rsid="001c694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9fc4" officeooo:paragraph-rsid="001c694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9fc4" officeooo:paragraph-rsid="001e617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63d0f" officeooo:paragraph-rsid="001c69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61baf" officeooo:paragraph-rsid="001c694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6178" officeooo:paragraph-rsid="001e61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39fc4" officeooo:paragraph-rsid="001c694e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c694e"/>
    </style:style>
    <style:style style:name="P10" style:family="paragraph" style:parent-style-name="Standard">
      <style:paragraph-properties fo:text-align="start" style:justify-single-word="false"/>
      <style:text-properties officeooo:rsid="001e6178" officeooo:paragraph-rsid="001e6178"/>
    </style:style>
    <style:style style:name="T1" style:family="text">
      <style:text-properties officeooo:rsid="00063d0f"/>
    </style:style>
    <style:style style:name="T2" style:family="text">
      <style:text-properties officeooo:rsid="0006d708"/>
    </style:style>
    <style:style style:name="T3" style:family="text">
      <style:text-properties officeooo:rsid="001e6178"/>
    </style:style>
    <style:style style:name="T4" style:family="text">
      <style:text-properties style:font-name="Liberation Serif" fo:font-size="12pt" fo:font-weight="normal" officeooo:rsid="0006d708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1e6178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1f6ebf" style:font-size-asian="10.5pt" style:font-weight-asian="normal" style:font-size-complex="12pt" style:font-weight-complex="normal"/>
    </style:style>
    <style:style style:name="T8" style:family="text">
      <style:text-properties officeooo:rsid="001f6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rawozdanie</text:p>
      <text:p text:style-name="P8">Architektura Systemów Komputerowych</text:p>
      <text:p text:style-name="P8"/>
      <text:p text:style-name="P3">Skład:</text:p>
      <text:p text:style-name="P3">Paweł Sternicki 154775</text:p>
      <text:p text:style-name="P3">Bartłomiej Nowakowski 150863</text:p>
      <text:p text:style-name="P3"/>
      <text:p text:style-name="P3">Data oddania: <text:span text:style-name="T3">XX</text:span>.04.2017</text:p>
      <text:p text:style-name="P1"/>
      <text:p text:style-name="P1">Zadanie <text:span text:style-name="T3">6</text:span>: <text:span text:style-name="T3">Symulator stanowiska dyspozytorskiego taśmy produkcyjnej</text:span>.</text:p>
      <text:p text:style-name="P3"/>
      <text:p text:style-name="P1">1. Cele projektu.</text:p>
      <text:p text:style-name="P1"/>
      <text:p text:style-name="P4">Tematem zadania szóstego jest napisanie aplikacji, będącej symulatorem stanowiska dyspozytorskiego „linii produkcyjnej”. Program ten ma zawierać elementy diagnostyki</text:p>
      <text:p text:style-name="P4">nadzorowanego „procesu produkcji” jak i autodiagnostyki operatora czuwającego nad prawidłowym przebiegiem „produkcji”. <text:line-break/><text:line-break/></text:p>
      <text:p text:style-name="P1">2. Realizacja.</text:p>
      <text:p text:style-name="P1"/>
      <text:p text:style-name="P3">Aplikacja została zrealizowana za pomocą języka programowania Python <text:span text:style-name="T1">3</text:span>.<text:span text:style-name="T1">5</text:span>. <text:span text:style-name="T3">Okienka aplikacji zostały zaprojektowane z wykorzystaniem biblioteki PyQt5.</text:span></text:p>
      <text:p text:style-name="P3"/>
      <text:p text:style-name="P5">a. <text:span text:style-name="T3">Okno logowania</text:span>.</text:p>
      <text:p text:style-name="P5"/>
      <text:p text:style-name="P7">Aby przejść do właściwego programu najpierw trzeba się zalogować. Zarówno login, jak i hasło to ‘user’.</text:p>
      <text:p text:style-name="P3"/>
      <text:p text:style-name="P5">b. <text:span text:style-name="T3">Główna aplikacja</text:span></text:p>
      <text:p text:style-name="P3"/>
      <text:p text:style-name="P5">Aplikacja <text:span text:style-name="T3">składa się z etykiety mówiącej o liczbie wyprodukowanych przedmiotów, paska postępu informującego o postępie w produkcji przedmiotu, przycisków ‘start’, oraz ‘stop’ kolejno zaczynających i wstrzymujących produkcję, slidera umożliwiającego nadanie tempa produkcji, oraz przycisku wylogowującego. Ponadto co 20 sekund pojawia się okienko sprawdzające obecność użytkownika. Losowo wyskakują także okienka informujące o awarii i przekroczeniu temperatury rdzenia.</text:span></text:p>
      <text:p text:style-name="P3"/>
      <text:p text:style-name="P9"><text:span text:style-name="T4">c. </text:span><text:span text:style-name="T6">Autodiagnostyka użytkownika.</text:span></text:p>
      <text:p text:style-name="P9"><text:span text:style-name="T6"/></text:p>
      <text:p text:style-name="P10"><text:span text:style-name="T5">Zadanie to zostało zrealizowane w następujący sposób. Co 20 sekund pojawia się okienko informujące użytkownika o potwierdzeniu obecności. Jeżeli w ciągu 10 sekund użytkownik tego nie zrobi nastąpi wylogowanie z systemu, oraz rozlegnie się alarm dźwiękowy.</text:span></text:p>
      <text:p text:style-name="P10"><text:span text:style-name="T5"/></text:p>
      <text:p text:style-name="P10"><text:span text:style-name="T5">d. Komunikaty o błędach.</text:span></text:p>
      <text:p text:style-name="P10"><text:span text:style-name="T5"/></text:p>
      <text:p text:style-name="P10"><text:span text:style-name="T5">W projekcie istnieją dwa rodzaje błędów: ‘awaria silnika’, oraz ‘przekroczenie temperatury rdzenia’. </text:span><text:span text:style-name="T7">W programie są dwa timery do wywołania tych komunikatów. Timer wywołujący komunikat o awarii silnika co 7 sekund wywołuje funkcję, która losuje liczbę od zera do 4 włącznie <text:s/>i jeżeli wylosowaną liczbą jest 1, to pojawia się komunikat o błędzie oraz wstrzymana zostaje </text:span><text:soft-page-break/><text:span text:style-name="T7">produkcja i rozlega się alarm. Innymi słowy co 7 sekund istnieje 20% szans na powstanie awarii silnika. Komunikat o przekroczeniu temperatury działa analogicznie, z tą różnicą, że funkcja jest wywoływana co 4 sekundy a obsługa tej awarii polega na zmniejszeniu tempa produkcji.</text:span></text:p>
      <text:p text:style-name="P2"/>
      <text:p text:style-name="P2">3. Ocena pracy.</text:p>
      <text:p text:style-name="P2"/>
      <text:p text:style-name="P6">W naszej ocenie zrealizowaliśmy w<text:span text:style-name="T2">iększość</text:span> założe<text:span text:style-name="T2">ń</text:span> projektow<text:span text:style-name="T2">ych</text:span>. <text:span text:style-name="T8">Podstawową zaletą programu jest jego czytelność i prostota obsługi.</text:span></text:p>
      <text:p text:style-name="P3"/>
      <text:p text:style-name="P3"/>
      <text:p text:style-name="P3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2:37:07.113000000</meta:creation-date>
    <dc:date>2017-04-15T22:56:35.064000000</dc:date>
    <meta:editing-duration>PT6M59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23" meta:word-count="310" meta:character-count="2373" meta:non-whitespace-character-count="2080"/>
  </office:meta>
</office:document-meta>
</file>